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780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3:Sheet1.C16 Sheet1.A21:Sheet1.A34 Sheet1.A19:Sheet1.A19 Sheet1.C21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7975171" calcext:value-type="float">
            <text:p>0.0058382327797517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860.37224431288" calcext:value-type="float">
            <text:p>-6860.37224431288</text:p>
          </table:table-cell>
          <table:table-cell table:formula="of:=[.B4]-[.$B$17]" office:value-type="float" office:value="-0.00385921420092927" calcext:value-type="float">
            <text:p>-0.0038592142009292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9626" calcext:value-type="float">
            <text:p>-0.0159195224596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397173" calcext:value-type="float">
            <text:p>-0.021430442139717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3" office:value-type="float" office:value="-6934.170526161" calcext:value-type="float">
            <text:p>-6934.170526161</text:p>
          </table:table-cell>
          <table:table-cell table:formula="of:=[.B21]-[.$B$35]" office:value-type="float" office:value="0.00366312012920389" calcext:value-type="float">
            <text:p>0.0036631201292038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934.17433007867" calcext:value-type="float">
            <text:p>-6934.17433007867</text:p>
          </table:table-cell>
          <table:table-cell table:formula="of:=[.B22]-[.$B$35]" office:value-type="float" office:value="-0.00014079754055274" calcext:value-type="float">
            <text:p>-0.000140797540552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float" office:value="-6934.17637055834" calcext:value-type="float">
            <text:p>-6934.17637055834</text:p>
          </table:table-cell>
          <table:table-cell table:formula="of:=[.B23]-[.$B$35]" office:value-type="float" office:value="-0.0021812772120029" calcext:value-type="float">
            <text:p>-0.00218127721200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934.1780273198" calcext:value-type="float">
            <text:p>-6934.1780273198</text:p>
          </table:table-cell>
          <table:table-cell table:formula="of:=[.B24]-[.$B$35]" office:value-type="float" office:value="-0.00383803867043753" calcext:value-type="float">
            <text:p>-0.003838038670437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float" office:value="-6934.17889895999" calcext:value-type="float">
            <text:p>-6934.17889895999</text:p>
          </table:table-cell>
          <table:table-cell table:formula="of:=[.B25]-[.$B$35]" office:value-type="float" office:value="-0.00470967886030849" calcext:value-type="float">
            <text:p>-0.004709678860308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5]" office:value-type="float" office:value="-0.00542757347011502" calcext:value-type="float">
            <text:p>-0.005427573470115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5]" office:value-type="float" office:value="-0.0055907747200763" calcext:value-type="float">
            <text:p>-0.0055907747200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5]" office:value-type="float" office:value="-0.00554635731077724" calcext:value-type="float">
            <text:p>-0.0055463573107772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5]" office:value-type="float" office:value="-0.00538795468037279" calcext:value-type="float">
            <text:p>-0.005387954680372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-6934.17959879584" calcext:value-type="float">
            <text:p>-6934.17959879584</text:p>
          </table:table-cell>
          <table:table-cell table:formula="of:=[.B30]-[.$B$35]" office:value-type="float" office:value="-0.00540951471066364" calcext:value-type="float">
            <text:p>-0.005409514710663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2" office:value-type="float" office:value="-6934.18007921293" calcext:value-type="float">
            <text:p>-6934.18007921293</text:p>
          </table:table-cell>
          <table:table-cell table:formula="of:=[.B31]-[.$B$35]" office:value-type="float" office:value="-0.00588993180008401" calcext:value-type="float">
            <text:p>-0.00588993180008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2" office:value-type="float" office:value="-6934.18025963001" calcext:value-type="float">
            <text:p>-6934.18025963001</text:p>
          </table:table-cell>
          <table:table-cell table:formula="of:=[.B32]-[.$B$35]" office:value-type="float" office:value="-0.00607034888071212" calcext:value-type="float">
            <text:p>-0.0060703488807121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" office:value-type="float" office:value="-6934.1800400471" calcext:value-type="float">
            <text:p>-6934.1800400471</text:p>
          </table:table-cell>
          <table:table-cell table:formula="of:=[.B33]-[.$B$35]" office:value-type="float" office:value="-0.00585076597053558" calcext:value-type="float">
            <text:p>-0.0058507659705355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2" office:value-type="float" office:value="-6934.17952046419" calcext:value-type="float">
            <text:p>-6934.17952046419</text:p>
          </table:table-cell>
          <table:table-cell table:formula="of:=[.B34]-[.$B$35]" office:value-type="float" office:value="-0.00533118306066172" calcext:value-type="float">
            <text:p>-0.00533118306066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934.17418928113" calcext:value-type="float">
            <text:p>-6934.17418928113</text:p>
          </table:table-cell>
          <table:table-cell table:formula="of:=[.B35]-[.$B$3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16T14:25:38.171762638</dc:date>
    <meta:editing-duration>P2DT56M34S</meta:editing-duration>
    <meta:editing-cycles>23</meta:editing-cycles>
    <meta:document-statistic meta:table-count="1" meta:cell-count="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3:Sheet1.C16 Sheet1.A3:Sheet1.A16 Sheet1.A1:Sheet1.A1 Sheet1.A19:Sheet1.A19 Sheet1.C21:Sheet1.C34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3:Sheet1.C16" chart:label-cell-address="Sheet1.A1:Sheet1.A1" chart:class="chart:scatter">
            <chart:domain table:cell-range-address="Sheet1.A3:Sheet1.A16"/>
            <chart:data-point chart:repeated="14"/>
          </chart:series>
          <chart:series chart:style-name="ch11" chart:values-cell-range-address="Sheet1.C21:Sheet1.C34" chart:label-cell-address="Sheet1.A19:Sheet1.A19" chart:class="chart:scatter">
            <chart:domain table:cell-range-address="Sheet1.A21:Sheet1.A34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21:Sheet1.A34</svg:desc>
                </draw:g>
              </table:table-cell>
              <table:table-cell office:value-type="float" office:value="0.00366312012920389">
                <text:p>0.00366312012920389</text:p>
                <draw:g>
                  <svg:desc>Sheet1.C21:Sheet1.C34</svg:desc>
                </draw:g>
              </table:table-cell>
            </table:table-row>
            <table:table-row>
              <table:table-cell office:value-type="float" office:value="-0.00385921420092927">
                <text:p>-0.00385921420092927</text:p>
              </table:table-cell>
              <table:table-cell office:value-type="float" office:value="1.4">
                <text:p>1.4</text:p>
              </table:table-cell>
              <table:table-cell office:value-type="float" office:value="-0.00385921420092927">
                <text:p>-0.00385921420092927</text:p>
              </table:table-cell>
              <table:table-cell office:value-type="float" office:value="1.4">
                <text:p>1.4</text:p>
              </table:table-cell>
              <table:table-cell office:value-type="float" office:value="-0.00014079754055274">
                <text:p>-0.00014079754055274</text:p>
              </table:table-cell>
            </table:table-row>
            <table:table-row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021812772120029">
                <text:p>-0.0021812772120029</text:p>
              </table:table-cell>
            </table:table-row>
            <table:table-row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0383803867043753">
                <text:p>-0.00383803867043753</text:p>
              </table:table-cell>
            </table:table-row>
            <table:table-row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0470967886030849">
                <text:p>-0.00470967886030849</text:p>
              </table:table-cell>
            </table:table-row>
            <table:table-row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0542757347011502">
                <text:p>-0.00542757347011502</text:p>
              </table:table-cell>
            </table:table-row>
            <table:table-row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055907747200763">
                <text:p>-0.0055907747200763</text:p>
              </table:table-cell>
            </table:table-row>
            <table:table-row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0554635731077724">
                <text:p>-0.00554635731077724</text:p>
              </table:table-cell>
            </table:table-row>
            <table:table-row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0538795468037279">
                <text:p>-0.00538795468037279</text:p>
              </table:table-cell>
            </table:table-row>
            <table:table-row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0540951471066364">
                <text:p>-0.00540951471066364</text:p>
              </table:table-cell>
            </table:table-row>
            <table:table-row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0588993180008401">
                <text:p>-0.00588993180008401</text:p>
              </table:table-cell>
            </table:table-row>
            <table:table-row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607034888071212">
                <text:p>-0.00607034888071212</text:p>
              </table:table-cell>
            </table:table-row>
            <table:table-row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585076597053558">
                <text:p>-0.00585076597053558</text:p>
              </table:table-cell>
            </table:table-row>
            <table:table-row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533118306066172">
                <text:p>-0.0053311830606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